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afd7" officeooo:paragraph-rsid="001fafd7"/>
    </style:style>
    <style:style style:name="P2" style:family="paragraph" style:parent-style-name="Heading_20_1">
      <style:text-properties officeooo:paragraph-rsid="001fafd7"/>
    </style:style>
    <style:style style:name="P3" style:family="paragraph" style:parent-style-name="Title">
      <style:text-properties officeooo:rsid="001fafd7" officeooo:paragraph-rsid="001fafd7"/>
    </style:style>
    <style:style style:name="T1" style:family="text">
      <style:text-properties officeooo:rsid="001faf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Final de Experto</text:p>
      <text:p text:style-name="P1">Aplicacion descentralizada para la fumigacion de parcelas a traves de drones</text:p>
      <text:p text:style-name="P1">Curso Experto en Desarrollo de Aplicaciones Blockchain</text:p>
      <text:p text:style-name="P1">2020-2021</text:p>
      <text:p text:style-name="P1">Jesus David Steer Varela</text:p>
      <text:p text:style-name="P1">Tutor: Fidel Panigua Diez</text:p>
      <text:p text:style-name="P1"/>
      <text:h text:style-name="Heading_20_1" text:outline-level="1">Descripción <text:span text:style-name="T1">(problema a solucionar)</text:span></text:h>
      <text:h text:style-name="P2" text:outline-level="1">Justificaci<text:span text:style-name="T1">ó</text:span>n del uso de <text:span text:style-name="T1">B</text:span>lockchain</text:h>
      <text:h text:style-name="P2" text:outline-level="1">Análisis y modelo del sistema</text:h>
      <text:h text:style-name="Heading_20_1" text:outline-level="1">Descripción del entorno de desarrollo</text:h>
      <text:h text:style-name="Heading_20_1" text:outline-level="1">Instrucciones de despliegue</text:h>
      <text:h text:style-name="Heading_20_1" text:outline-level="1">Testing de la solución</text:h>
      <text:h text:style-name="Heading_20_1" text:outline-level="1">Manual de usuario</text:h>
      <text:h text:style-name="Heading_20_1" text:outline-level="1">Conclusion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9:50:29.503364796</meta:creation-date>
    <meta:generator>LibreOffice/5.1.6.2$Linux_X86_64 LibreOffice_project/10m0$Build-2</meta:generator>
    <dc:date>2021-03-19T19:57:10.933461665</dc:date>
    <meta:editing-duration>PT6M42S</meta:editing-duration>
    <meta:editing-cycles>1</meta:editing-cycles>
    <meta:document-statistic meta:table-count="0" meta:image-count="0" meta:object-count="0" meta:page-count="1" meta:paragraph-count="14" meta:word-count="61" meta:character-count="426" meta:non-whitespace-character-count="379"/>
  </office:meta>
</office:document-meta>
</file>